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7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ackground-color="#dddddd" style:cell-protect="none" style:print-content="true"/>
    </style:style>
    <style:style style:name="ce1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/>
    </style:style>
    <style:style style:name="ce23" style:family="table-cell" style:parent-style-name="Default" style:data-style-name="N140">
      <style:table-cell-properties fo:background-color="#dddddd" style:cell-protect="none" style:print-content="true"/>
    </style:style>
    <style:style style:name="ce24" style:family="table-cell" style:parent-style-name="Default" style:data-style-name="N140"/>
    <style:style style:name="ce25" style:family="table-cell" style:parent-style-name="Default">
      <style:text-properties fo:color="#ff0000" fo:font-weight="bold" style:font-weight-asian="bold" style:font-weight-complex="bold"/>
    </style:style>
    <style:style style:name="ce26" style:family="table-cell" style:parent-style-name="Default" style:data-style-name="N131"/>
    <style:style style:name="ce27" style:family="table-cell" style:parent-style-name="Default">
      <style:table-cell-properties fo:background-color="#ffffff" style:shadow="#808080 4.99pt 4.99pt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26">
      <style:table-cell-properties fo:background-color="#dddddd" style:cell-protect="none" style:print-content="true"/>
    </style:style>
    <style:style style:name="ce30" style:family="table-cell" style:parent-style-name="Default">
      <style:table-cell-properties style:shadow="#808080 4.99pt 4.99pt"/>
    </style:style>
    <style:style style:name="ce31" style:family="table-cell" style:parent-style-name="Default" style:data-style-name="N127"/>
    <style:style style:name="ce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36"/>
    <style:style style:name="ce34" style:family="table-cell" style:parent-style-name="Default" style:data-style-name="N142"/>
    <style:style style:name="ce35" style:family="table-cell" style:parent-style-name="Default">
      <style:text-properties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6" office:value-type="string" calcext:value-type="string" table:number-columns-spanned="3" table:number-rows-spanned="1">
            <text:p>Previous Year's Financials</text:p>
          </table:table-cell>
          <table:covered-table-cell table:style-name="ce14"/>
          <table:covered-table-cell table:style-name="ce19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7" office:value-type="string" calcext:value-type="string">
            <text:p>The first step to predicting the current year's expenses is to capture the previous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year's administrative expenses. This worksheet captures the previous years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administrative outflows.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When you start budgeting, your expenses might not have been audited and so these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expenses might not agree with the audited financial statements. You should select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“Yes” or “No” so that readers know whether these figures used for projecting the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current year's expenses are accurate.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/>
          <table:table-cell table:style-name="ce14"/>
          <table:table-cell table:style-name="ce19"/>
          <table:table-cell table:number-columns-repeated="6"/>
        </table:table-row>
        <table:table-row table:style-name="ro2" table:number-rows-repeated="2">
          <table:table-cell table:style-name="ce8"/>
          <table:table-cell table:style-name="ce15"/>
          <table:table-cell table:style-name="ce20"/>
          <table:table-cell table:number-columns-repeated="6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6" office:value-type="string" calcext:value-type="string">
            <text:p>Acme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10" office:value-type="string" calcext:value-type="string">
            <text:p>Audited figures?</text:p>
          </table:table-cell>
          <table:table-cell table:style-name="ce17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9" office:value-type="string" calcext:value-type="string">
            <text:p>Financial year end</text:p>
          </table:table-cell>
          <table:table-cell table:style-name="ce18" table:content-validation-name="val2" office:value-type="float" office:value="2017" calcext:value-type="float">
            <text:p>2017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8"/>
          <table:table-cell table:style-name="ce15"/>
          <table:table-cell table:style-name="ce20"/>
          <table:table-cell table:number-columns-repeated="6"/>
        </table:table-row>
        <table:table-row table:style-name="ro2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Sub-category</text:p>
          </table:table-cell>
          <table:table-cell table:style-name="ce21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2" office:value-type="string" calcext:value-type="string">
            <text:p>Repairs and Maintenance</text:p>
          </table:table-cell>
          <table:table-cell table:style-name="ce12"/>
          <table:table-cell table:style-name="ce22"/>
          <table:table-cell table:style-name="ce25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4" table:formula="of:=IF(ISBLANK([.A17]); 0; SUM([.C17:.C$76])-SUM([.E18:.E$76]))" office:value-type="float" office:value="121500" calcext:value-type="float">
            <text:p>R 121,500.00</text:p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Electrical</text:p>
          </table:table-cell>
          <table:table-cell table:style-name="ce23" office:value-type="float" office:value="35000" calcext:value-type="float">
            <text:p>R 35,000.00</text:p>
          </table:table-cell>
          <table:table-cell table:style-name="ce25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4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17]+[.I17]" office:value-type="float" office:value="7" calcext:value-type="float">
            <text:p>7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Plumbing</text:p>
          </table:table-cell>
          <table:table-cell table:style-name="ce23" office:value-type="float" office:value="70000" calcext:value-type="float">
            <text:p>R 70,000.00</text:p>
          </table:table-cell>
          <table:table-cell table:style-name="ce25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4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18]+[.I18]" office:value-type="float" office:value="10" calcext:value-type="float">
            <text:p>10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Pool</text:p>
          </table:table-cell>
          <table:table-cell table:style-name="ce23" office:value-type="float" office:value="10000" calcext:value-type="float">
            <text:p>R 10,000.00</text:p>
          </table:table-cell>
          <table:table-cell table:style-name="ce25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4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19]+[.I19]" office:value-type="float" office:value="16" calcext:value-type="float">
            <text:p>16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Fire equipment</text:p>
          </table:table-cell>
          <table:table-cell table:style-name="ce23" office:value-type="float" office:value="6500" calcext:value-type="float">
            <text:p>R 6,500.00</text:p>
          </table:table-cell>
          <table:table-cell table:style-name="ce25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4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H20]+[.I20]" office:value-type="float" office:value="19" calcext:value-type="float">
            <text:p>19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4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H21]+[.I21]" office:value-type="float" office:value="23" calcext:value-type="float">
            <text:p>23</text:p>
          </table:table-cell>
        </table:table-row>
        <table:table-row table:style-name="ro3">
          <table:table-cell table:style-name="ce13" office:value-type="string" calcext:value-type="string">
            <text:p>Security</text:p>
          </table:table-cell>
          <table:table-cell table:style-name="ce13"/>
          <table:table-cell table:style-name="ce23"/>
          <table:table-cell table:style-name="ce25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4" table:formula="of:=IF(ISBLANK([.A23]); 0; SUM([.C23:.C$76])-SUM([.E24:.E$76]))" office:value-type="float" office:value="155000" calcext:value-type="float">
            <text:p>R 155,000.00</text:p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H22]+[.I22]" office:value-type="float" office:value="27" calcext:value-type="float">
            <text:p>27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Guards</text:p>
          </table:table-cell>
          <table:table-cell table:style-name="ce23" office:value-type="float" office:value="155000" calcext:value-type="float">
            <text:p>R 155,000.00</text:p>
          </table:table-cell>
          <table:table-cell table:style-name="ce25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4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H23]+[.I23]" office:value-type="float" office:value="30" calcext:value-type="float">
            <text:p>30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4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table:formula="of:=[.H24]+[.I24]" office:value-type="float" office:value="34" calcext:value-type="float">
            <text:p>34</text:p>
          </table:table-cell>
        </table:table-row>
        <table:table-row table:style-name="ro3">
          <table:table-cell table:style-name="ce13" office:value-type="string" calcext:value-type="string">
            <text:p>Utilities</text:p>
          </table:table-cell>
          <table:table-cell table:style-name="ce13"/>
          <table:table-cell table:style-name="ce23"/>
          <table:table-cell table:style-name="ce25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4" table:formula="of:=IF(ISBLANK([.A26]); 0; SUM([.C26:.C$76])-SUM([.E27:.E$76]))" office:value-type="float" office:value="117000" calcext:value-type="float">
            <text:p>R 117,000.00</text:p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Water</text:p>
          </table:table-cell>
          <table:table-cell table:style-name="ce23" office:value-type="float" office:value="30000" calcext:value-type="float">
            <text:p>R 30,000.00</text:p>
          </table:table-cell>
          <table:table-cell table:style-name="ce25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4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Sewerage</text:p>
          </table:table-cell>
          <table:table-cell table:style-name="ce23" office:value-type="float" office:value="35000" calcext:value-type="float">
            <text:p>R 35,000.00</text:p>
          </table:table-cell>
          <table:table-cell table:style-name="ce25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4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Electricity</text:p>
          </table:table-cell>
          <table:table-cell table:style-name="ce23" office:value-type="float" office:value="22000" calcext:value-type="float">
            <text:p>R 22,000.00</text:p>
          </table:table-cell>
          <table:table-cell table:style-name="ce25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4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Refuse</text:p>
          </table:table-cell>
          <table:table-cell table:style-name="ce23" office:value-type="float" office:value="30000" calcext:value-type="float">
            <text:p>R 30,000.00</text:p>
          </table:table-cell>
          <table:table-cell table:style-name="ce25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4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4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3" office:value-type="string" calcext:value-type="string">
            <text:p>Legal</text:p>
          </table:table-cell>
          <table:table-cell table:style-name="ce13"/>
          <table:table-cell table:style-name="ce23"/>
          <table:table-cell table:style-name="ce25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4" table:formula="of:=IF(ISBLANK([.A32]); 0; SUM([.C32:.C$76])-SUM([.E33:.E$76]))" office:value-type="float" office:value="5600" calcext:value-type="float">
            <text:p>R 5,600.00</text:p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Lawyers' fees</text:p>
          </table:table-cell>
          <table:table-cell table:style-name="ce23" office:value-type="float" office:value="5600" calcext:value-type="float">
            <text:p>R 5,600.00</text:p>
          </table:table-cell>
          <table:table-cell table:style-name="ce25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4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4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3" office:value-type="string" calcext:value-type="string">
            <text:p>Employee costs</text:p>
          </table:table-cell>
          <table:table-cell table:style-name="ce13"/>
          <table:table-cell table:style-name="ce23"/>
          <table:table-cell table:style-name="ce25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4" table:formula="of:=IF(ISBLANK([.A35]); 0; SUM([.C35:.C$76])-SUM([.E36:.E$76]))" office:value-type="float" office:value="170000" calcext:value-type="float">
            <text:p>R 170,000.00</text:p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Caretaker</text:p>
          </table:table-cell>
          <table:table-cell table:style-name="ce23" office:value-type="float" office:value="110000" calcext:value-type="float">
            <text:p>R 110,000.00</text:p>
          </table:table-cell>
          <table:table-cell table:style-name="ce25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4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Casual staff</text:p>
          </table:table-cell>
          <table:table-cell table:style-name="ce23" office:value-type="float" office:value="60000" calcext:value-type="float">
            <text:p>R 60,000.00</text:p>
          </table:table-cell>
          <table:table-cell table:style-name="ce25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4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4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3" office:value-type="string" calcext:value-type="string">
            <text:p>Administration</text:p>
          </table:table-cell>
          <table:table-cell table:style-name="ce13"/>
          <table:table-cell table:style-name="ce23"/>
          <table:table-cell table:style-name="ce25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4" table:formula="of:=IF(ISBLANK([.A39]); 0; SUM([.C39:.C$76])-SUM([.E40:.E$76]))" office:value-type="float" office:value="68000" calcext:value-type="float">
            <text:p>R 68,000.00</text:p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Managing agent fees</text:p>
          </table:table-cell>
          <table:table-cell table:style-name="ce23" office:value-type="float" office:value="67000" calcext:value-type="float">
            <text:p>R 67,000.00</text:p>
          </table:table-cell>
          <table:table-cell table:style-name="ce25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4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Storage</text:p>
          </table:table-cell>
          <table:table-cell table:style-name="ce23" office:value-type="float" office:value="1000" calcext:value-type="float">
            <text:p>R 1,000.00</text:p>
          </table:table-cell>
          <table:table-cell table:style-name="ce25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4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4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3" office:value-type="string" calcext:value-type="string">
            <text:p>Insurance</text:p>
          </table:table-cell>
          <table:table-cell table:style-name="ce13"/>
          <table:table-cell table:style-name="ce23"/>
          <table:table-cell table:style-name="ce25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4" table:formula="of:=IF(ISBLANK([.A43]); 0; SUM([.C43:.C$76])-SUM([.E44:.E$76]))" office:value-type="float" office:value="65000" calcext:value-type="float">
            <text:p>R 65,000.00</text:p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Premiums</text:p>
          </table:table-cell>
          <table:table-cell table:style-name="ce23" office:value-type="float" office:value="65000" calcext:value-type="float">
            <text:p>R 65,000.00</text:p>
          </table:table-cell>
          <table:table-cell table:style-name="ce25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4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4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3" office:value-type="string" calcext:value-type="string">
            <text:p>Gardens</text:p>
          </table:table-cell>
          <table:table-cell table:style-name="ce13"/>
          <table:table-cell table:style-name="ce23"/>
          <table:table-cell table:style-name="ce25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4" table:formula="of:=IF(ISBLANK([.A46]); 0; SUM([.C46:.C$76])-SUM([.E47:.E$76]))" office:value-type="float" office:value="162000" calcext:value-type="float">
            <text:p>R 162,000.00</text:p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Gardening contract</text:p>
          </table:table-cell>
          <table:table-cell table:style-name="ce23" office:value-type="float" office:value="155000" calcext:value-type="float">
            <text:p>R 155,000.00</text:p>
          </table:table-cell>
          <table:table-cell table:style-name="ce25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4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Gardening supplies</text:p>
          </table:table-cell>
          <table:table-cell table:style-name="ce23" office:value-type="float" office:value="7000" calcext:value-type="float">
            <text:p>R 7,000.00</text:p>
          </table:table-cell>
          <table:table-cell table:style-name="ce25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4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4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3" office:value-type="string" calcext:value-type="string">
            <text:p>Accounting and Auditing</text:p>
          </table:table-cell>
          <table:table-cell table:style-name="ce13"/>
          <table:table-cell table:style-name="ce23"/>
          <table:table-cell table:style-name="ce25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4" table:formula="of:=IF(ISBLANK([.A50]); 0; SUM([.C50:.C$76])-SUM([.E51:.E$76]))" office:value-type="float" office:value="15000" calcext:value-type="float">
            <text:p>R 15,000.00</text:p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3"/>
          <table:table-cell table:style-name="ce13" office:value-type="string" calcext:value-type="string">
            <text:p>Fees</text:p>
          </table:table-cell>
          <table:table-cell table:style-name="ce23" office:value-type="float" office:value="15000" calcext:value-type="float">
            <text:p>R 15,000.00</text:p>
          </table:table-cell>
          <table:table-cell table:style-name="ce25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4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4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4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4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4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4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4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4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4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4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4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4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4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4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4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4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4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4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4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4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4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4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4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4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4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4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4" table:formula="of:=SUM([.C17:.C76])" office:value-type="float" office:value="879100" calcext:value-type="float">
            <text:p>R 879,100.00</text:p>
          </table:table-cell>
          <table:table-cell/>
          <table:table-cell table:style-name="ce26" table:formula="of:=SUM([.E17:.E76])" office:value-type="currency" office:currency="ZAR" office:value="879100" calcext:value-type="currency">
            <text:p>R 879,10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4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4"/>
        <table:table-column table:style-name="co7" table:default-cell-style-name="ce23"/>
        <table:table-column table:style-name="co8" table:default-cell-style-name="ce31"/>
        <table:table-column table:style-name="co2" table:visibility="collapse" table:default-cell-style-name="Default"/>
        <table:table-row table:style-name="ro4">
          <table:table-cell table:style-name="ce6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</table:table-row>
        <table:table-row table:style-name="ro3">
          <table:table-cell table:style-name="ce27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</table:table-row>
        <table:table-row table:style-name="ro3">
          <table:table-cell table:style-name="ce27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</table:table-row>
        <table:table-row table:style-name="ro3">
          <table:table-cell table:style-name="ce27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</table:table-row>
        <table:table-row table:style-name="ro3">
          <table:table-cell table:style-name="ce27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</table:table-row>
        <table:table-row table:style-name="ro3">
          <table:table-cell table:style-name="ce27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</table:table-row>
        <table:table-row table:style-name="ro3">
          <table:table-cell table:style-name="ce27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</table:table-row>
        <table:table-row table:style-name="ro3">
          <table:table-cell table:style-name="ce27" table:number-columns-spanned="4" table:number-rows-spanned="1"/>
          <table:covered-table-cell table:number-columns-repeated="2" table:style-name="ce27"/>
          <table:covered-table-cell table:style-name="ce30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28" office:value-type="string" calcext:value-type="string">
            <text:p>Default percent change</text:p>
          </table:table-cell>
          <table:table-cell table:style-name="ce29" office:value-type="percentage" office:value="0.07" calcext:value-type="percentage">
            <text:p>7.0%</text:p>
          </table:table-cell>
          <table:table-cell table:style-name="Default" table:number-columns-repeated="3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Sub-category</text:p>
          </table:table-cell>
          <table:table-cell table:style-name="ce11" office:value-type="string" calcext:value-type="string">
            <text:p>Last Year's Costs</text:p>
          </table:table-cell>
          <table:table-cell table:style-name="ce11" office:value-type="string" calcext:value-type="string">
            <text:p>Budgeted amount</text:p>
          </table:table-cell>
          <table:table-cell table:style-name="ce11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130000" calcext:value-type="float">
            <text:p>130000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 office:value-type="string" office:string-value="Electrical" calcext:value-type="string">
            <text:p>Electrical</text:p>
          </table:table-cell>
          <table:table-cell table:formula="of:=IF(ISBLANK(['Previous Year Financials'.C18]);&quot;&quot;;['Previous Year Financials'.C18])" office:value-type="float" office:value="35000" calcext:value-type="float">
            <text:p>R 35,000.00</text:p>
          </table:table-cell>
          <table:table-cell office:value-type="float" office:value="37000" calcext:value-type="float">
            <text:p>R 37,000.00</text:p>
          </table:table-cell>
          <table:table-cell table:formula="of:=IF([.C15]=&quot;&quot;; IF([.D15]=0;&quot;&quot;; &quot;You should not specify an amount.&quot;); [.D15]/[.C15]-1)" office:value-type="percentage" office:value="0.0571428571428572" calcext:value-type="percentage">
            <text:p>5.7%</text:p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 office:value-type="string" office:string-value="Plumbing" calcext:value-type="string">
            <text:p>Plumbing</text:p>
          </table:table-cell>
          <table:table-cell table:formula="of:=IF(ISBLANK(['Previous Year Financials'.C19]);&quot;&quot;;['Previous Year Financials'.C19])" office:value-type="float" office:value="70000" calcext:value-type="float">
            <text:p>R 70,000.00</text:p>
          </table:table-cell>
          <table:table-cell office:value-type="float" office:value="75000" calcext:value-type="float">
            <text:p>R 75,000.00</text:p>
          </table:table-cell>
          <table:table-cell table:formula="of:=IF([.C16]=&quot;&quot;; IF([.D16]=0;&quot;&quot;; &quot;You should not specify an amount.&quot;); [.D16]/[.C16]-1)" office:value-type="percentage" office:value="0.0714285714285714" calcext:value-type="percentage">
            <text:p>7.1%</text:p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 office:value-type="string" office:string-value="Pool" calcext:value-type="string">
            <text:p>Pool</text:p>
          </table:table-cell>
          <table:table-cell table:formula="of:=IF(ISBLANK(['Previous Year Financials'.C20]);&quot;&quot;;['Previous Year Financials'.C20])" office:value-type="float" office:value="10000" calcext:value-type="float">
            <text:p>R 10,000.00</text:p>
          </table:table-cell>
          <table:table-cell office:value-type="float" office:value="11000" calcext:value-type="float">
            <text:p>R 11,000.00</text:p>
          </table:table-cell>
          <table:table-cell table:formula="of:=IF([.C17]=&quot;&quot;; IF([.D17]=0;&quot;&quot;; &quot;You should not specify an amount.&quot;); [.D17]/[.C17]-1)" office:value-type="percentage" office:value="0.1" calcext:value-type="percentage">
            <text:p>10.0%</text:p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 office:value-type="string" office:string-value="Fire equipment" calcext:value-type="string">
            <text:p>Fire equipment</text:p>
          </table:table-cell>
          <table:table-cell table:formula="of:=IF(ISBLANK(['Previous Year Financials'.C21]);&quot;&quot;;['Previous Year Financials'.C21])" office:value-type="float" office:value="6500" calcext:value-type="float">
            <text:p>R 6,500.00</text:p>
          </table:table-cell>
          <table:table-cell office:value-type="float" office:value="7000" calcext:value-type="float">
            <text:p>R 7,000.00</text:p>
          </table:table-cell>
          <table:table-cell table:formula="of:=IF([.C18]=&quot;&quot;; IF([.D18]=0;&quot;&quot;; &quot;You should not specify an amount.&quot;); [.D18]/[.C18]-1)" office:value-type="percentage" office:value="0.0769230769230769" calcext:value-type="percentage">
            <text:p>7.7%</text:p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[.D19]/[.C19]-1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 office:value-type="string" office:string-value="Security" calcext:value-type="string">
            <text:p>Security</text:p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[.D20]/[.C20]-1)">
            <text:p/>
          </table:table-cell>
          <table:table-cell table:formula="of:=IF([.A20]=&quot;&quot;;0;SUM([.D21:.D$73])-SUM([.F21:.F$73]))" office:value-type="float" office:value="170000" calcext:value-type="float">
            <text:p>170000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 office:value-type="string" office:string-value="Guards" calcext:value-type="string">
            <text:p>Guards</text:p>
          </table:table-cell>
          <table:table-cell table:formula="of:=IF(ISBLANK(['Previous Year Financials'.C24]);&quot;&quot;;['Previous Year Financials'.C24])" office:value-type="float" office:value="155000" calcext:value-type="float">
            <text:p>R 155,000.00</text:p>
          </table:table-cell>
          <table:table-cell office:value-type="float" office:value="170000" calcext:value-type="float">
            <text:p>R 170,000.00</text:p>
          </table:table-cell>
          <table:table-cell table:formula="of:=IF([.C21]=&quot;&quot;; IF([.D21]=0;&quot;&quot;; &quot;You should not specify an amount.&quot;); [.D21]/[.C21]-1)" office:value-type="percentage" office:value="0.096774193548387" calcext:value-type="percentage">
            <text:p>9.7%</text:p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[.D22]/[.C22]-1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 office:value-type="string" office:string-value="Utilities" calcext:value-type="string">
            <text:p>Utilities</text:p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[.D23]/[.C23]-1)">
            <text:p/>
          </table:table-cell>
          <table:table-cell table:formula="of:=IF([.A23]=&quot;&quot;;0;SUM([.D24:.D$73])-SUM([.F24:.F$73]))" office:value-type="float" office:value="135000" calcext:value-type="float">
            <text:p>13500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 office:value-type="string" office:string-value="Water" calcext:value-type="string">
            <text:p>Water</text:p>
          </table:table-cell>
          <table:table-cell table:formula="of:=IF(ISBLANK(['Previous Year Financials'.C27]);&quot;&quot;;['Previous Year Financials'.C27])" office:value-type="float" office:value="30000" calcext:value-type="float">
            <text:p>R 30,000.00</text:p>
          </table:table-cell>
          <table:table-cell office:value-type="float" office:value="36000" calcext:value-type="float">
            <text:p>R 36,000.00</text:p>
          </table:table-cell>
          <table:table-cell table:formula="of:=IF([.C24]=&quot;&quot;; IF([.D24]=0;&quot;&quot;; &quot;You should not specify an amount.&quot;); [.D24]/[.C24]-1)" office:value-type="percentage" office:value="0.2" calcext:value-type="percentage">
            <text:p>20.0%</text:p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 office:value-type="string" office:string-value="Sewerage" calcext:value-type="string">
            <text:p>Sewerage</text:p>
          </table:table-cell>
          <table:table-cell table:formula="of:=IF(ISBLANK(['Previous Year Financials'.C28]);&quot;&quot;;['Previous Year Financials'.C28])" office:value-type="float" office:value="35000" calcext:value-type="float">
            <text:p>R 35,000.00</text:p>
          </table:table-cell>
          <table:table-cell office:value-type="float" office:value="41000" calcext:value-type="float">
            <text:p>R 41,000.00</text:p>
          </table:table-cell>
          <table:table-cell table:formula="of:=IF([.C25]=&quot;&quot;; IF([.D25]=0;&quot;&quot;; &quot;You should not specify an amount.&quot;); [.D25]/[.C25]-1)" office:value-type="percentage" office:value="0.171428571428571" calcext:value-type="percentage">
            <text:p>17.1%</text:p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 office:value-type="string" office:string-value="Electricity" calcext:value-type="string">
            <text:p>Electricity</text:p>
          </table:table-cell>
          <table:table-cell table:formula="of:=IF(ISBLANK(['Previous Year Financials'.C29]);&quot;&quot;;['Previous Year Financials'.C29])" office:value-type="float" office:value="22000" calcext:value-type="float">
            <text:p>R 22,000.00</text:p>
          </table:table-cell>
          <table:table-cell office:value-type="float" office:value="25000" calcext:value-type="float">
            <text:p>R 25,000.00</text:p>
          </table:table-cell>
          <table:table-cell table:formula="of:=IF([.C26]=&quot;&quot;; IF([.D26]=0;&quot;&quot;; &quot;You should not specify an amount.&quot;); [.D26]/[.C26]-1)" office:value-type="percentage" office:value="0.136363636363636" calcext:value-type="percentage">
            <text:p>13.6%</text:p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 office:value-type="string" office:string-value="Refuse" calcext:value-type="string">
            <text:p>Refuse</text:p>
          </table:table-cell>
          <table:table-cell table:formula="of:=IF(ISBLANK(['Previous Year Financials'.C30]);&quot;&quot;;['Previous Year Financials'.C30])" office:value-type="float" office:value="30000" calcext:value-type="float">
            <text:p>R 30,000.00</text:p>
          </table:table-cell>
          <table:table-cell office:value-type="float" office:value="33000" calcext:value-type="float">
            <text:p>R 33,000.00</text:p>
          </table:table-cell>
          <table:table-cell table:formula="of:=IF([.C27]=&quot;&quot;; IF([.D27]=0;&quot;&quot;; &quot;You should not specify an amount.&quot;); [.D27]/[.C27]-1)" office:value-type="percentage" office:value="0.1" calcext:value-type="percentage">
            <text:p>10.0%</text:p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[.D28]/[.C28]-1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 office:value-type="string" office:string-value="Legal" calcext:value-type="string">
            <text:p>Legal</text:p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[.D29]/[.C29]-1)">
            <text:p/>
          </table:table-cell>
          <table:table-cell table:formula="of:=IF([.A29]=&quot;&quot;;0;SUM([.D30:.D$73])-SUM([.F30:.F$73]))" office:value-type="float" office:value="6000" calcext:value-type="float">
            <text:p>6000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 office:value-type="string" office:string-value="Lawyers' fees" calcext:value-type="string">
            <text:p>Lawyers' fees</text:p>
          </table:table-cell>
          <table:table-cell table:formula="of:=IF(ISBLANK(['Previous Year Financials'.C33]);&quot;&quot;;['Previous Year Financials'.C33])" office:value-type="float" office:value="5600" calcext:value-type="float">
            <text:p>R 5,600.00</text:p>
          </table:table-cell>
          <table:table-cell office:value-type="float" office:value="6000" calcext:value-type="float">
            <text:p>R 6,000.00</text:p>
          </table:table-cell>
          <table:table-cell table:formula="of:=IF([.C30]=&quot;&quot;; IF([.D30]=0;&quot;&quot;; &quot;You should not specify an amount.&quot;); [.D30]/[.C30]-1)" office:value-type="percentage" office:value="0.0714285714285714" calcext:value-type="percentage">
            <text:p>7.1%</text:p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[.D31]/[.C31]-1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 office:value-type="string" office:string-value="Employee costs" calcext:value-type="string">
            <text:p>Employee costs</text:p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[.D32]/[.C32]-1)">
            <text:p/>
          </table:table-cell>
          <table:table-cell table:formula="of:=IF([.A32]=&quot;&quot;;0;SUM([.D33:.D$73])-SUM([.F33:.F$73]))" office:value-type="float" office:value="190000" calcext:value-type="float">
            <text:p>190000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 office:value-type="string" office:string-value="Caretaker" calcext:value-type="string">
            <text:p>Caretaker</text:p>
          </table:table-cell>
          <table:table-cell table:formula="of:=IF(ISBLANK(['Previous Year Financials'.C36]);&quot;&quot;;['Previous Year Financials'.C36])" office:value-type="float" office:value="110000" calcext:value-type="float">
            <text:p>R 110,000.00</text:p>
          </table:table-cell>
          <table:table-cell office:value-type="float" office:value="120000" calcext:value-type="float">
            <text:p>R 120,000.00</text:p>
          </table:table-cell>
          <table:table-cell table:formula="of:=IF([.C33]=&quot;&quot;; IF([.D33]=0;&quot;&quot;; &quot;You should not specify an amount.&quot;); [.D33]/[.C33]-1)" office:value-type="percentage" office:value="0.0909090909090908" calcext:value-type="percentage">
            <text:p>9.1%</text:p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 office:value-type="string" office:string-value="Casual staff" calcext:value-type="string">
            <text:p>Casual staff</text:p>
          </table:table-cell>
          <table:table-cell table:formula="of:=IF(ISBLANK(['Previous Year Financials'.C37]);&quot;&quot;;['Previous Year Financials'.C37])" office:value-type="float" office:value="60000" calcext:value-type="float">
            <text:p>R 60,000.00</text:p>
          </table:table-cell>
          <table:table-cell office:value-type="float" office:value="70000" calcext:value-type="float">
            <text:p>R 70,000.00</text:p>
          </table:table-cell>
          <table:table-cell table:formula="of:=IF([.C34]=&quot;&quot;; IF([.D34]=0;&quot;&quot;; &quot;You should not specify an amount.&quot;); [.D34]/[.C34]-1)" office:value-type="percentage" office:value="0.166666666666667" calcext:value-type="percentage">
            <text:p>16.7%</text:p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[.D35]/[.C35]-1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 office:value-type="string" office:string-value="Administration" calcext:value-type="string">
            <text:p>Administration</text:p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[.D36]/[.C36]-1)">
            <text:p/>
          </table:table-cell>
          <table:table-cell table:formula="of:=IF([.A36]=&quot;&quot;;0;SUM([.D37:.D$73])-SUM([.F37:.F$73]))" office:value-type="float" office:value="73000" calcext:value-type="float">
            <text:p>7300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 office:value-type="string" office:string-value="Managing agent fees" calcext:value-type="string">
            <text:p>Managing agent fees</text:p>
          </table:table-cell>
          <table:table-cell table:formula="of:=IF(ISBLANK(['Previous Year Financials'.C40]);&quot;&quot;;['Previous Year Financials'.C40])" office:value-type="float" office:value="67000" calcext:value-type="float">
            <text:p>R 67,000.00</text:p>
          </table:table-cell>
          <table:table-cell office:value-type="float" office:value="72000" calcext:value-type="float">
            <text:p>R 72,000.00</text:p>
          </table:table-cell>
          <table:table-cell table:formula="of:=IF([.C37]=&quot;&quot;; IF([.D37]=0;&quot;&quot;; &quot;You should not specify an amount.&quot;); [.D37]/[.C37]-1)" office:value-type="percentage" office:value="0.0746268656716418" calcext:value-type="percentage">
            <text:p>7.5%</text:p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 office:value-type="string" office:string-value="Storage" calcext:value-type="string">
            <text:p>Storage</text:p>
          </table:table-cell>
          <table:table-cell table:formula="of:=IF(ISBLANK(['Previous Year Financials'.C41]);&quot;&quot;;['Previous Year Financials'.C41])" office:value-type="float" office:value="1000" calcext:value-type="float">
            <text:p>R 1,000.00</text:p>
          </table:table-cell>
          <table:table-cell office:value-type="float" office:value="1000" calcext:value-type="float">
            <text:p>R 1,000.00</text:p>
          </table:table-cell>
          <table:table-cell table:formula="of:=IF([.C38]=&quot;&quot;; IF([.D38]=0;&quot;&quot;; &quot;You should not specify an amount.&quot;); [.D38]/[.C38]-1)" office:value-type="percentage" office:value="0" calcext:value-type="percentage">
            <text:p>0.0%</text:p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[.D39]/[.C39]-1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 office:value-type="string" office:string-value="Insurance" calcext:value-type="string">
            <text:p>Insurance</text:p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[.D40]/[.C40]-1)">
            <text:p/>
          </table:table-cell>
          <table:table-cell table:formula="of:=IF([.A40]=&quot;&quot;;0;SUM([.D41:.D$73])-SUM([.F41:.F$73]))" office:value-type="float" office:value="70000" calcext:value-type="float">
            <text:p>70000</text:p>
          </table:table-cell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 office:value-type="string" office:string-value="Premiums" calcext:value-type="string">
            <text:p>Premiums</text:p>
          </table:table-cell>
          <table:table-cell table:formula="of:=IF(ISBLANK(['Previous Year Financials'.C44]);&quot;&quot;;['Previous Year Financials'.C44])" office:value-type="float" office:value="65000" calcext:value-type="float">
            <text:p>R 65,000.00</text:p>
          </table:table-cell>
          <table:table-cell office:value-type="float" office:value="70000" calcext:value-type="float">
            <text:p>R 70,000.00</text:p>
          </table:table-cell>
          <table:table-cell table:formula="of:=IF([.C41]=&quot;&quot;; IF([.D41]=0;&quot;&quot;; &quot;You should not specify an amount.&quot;); [.D41]/[.C41]-1)" office:value-type="percentage" office:value="0.0769230769230769" calcext:value-type="percentage">
            <text:p>7.7%</text:p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[.D42]/[.C42]-1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 office:value-type="string" office:string-value="Gardens" calcext:value-type="string">
            <text:p>Gardens</text:p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[.D43]/[.C43]-1)">
            <text:p/>
          </table:table-cell>
          <table:table-cell table:formula="of:=IF([.A43]=&quot;&quot;;0;SUM([.D44:.D$73])-SUM([.F44:.F$73]))" office:value-type="float" office:value="170000" calcext:value-type="float">
            <text:p>170000</text:p>
          </table:table-cell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 office:value-type="string" office:string-value="Gardening contract" calcext:value-type="string">
            <text:p>Gardening contract</text:p>
          </table:table-cell>
          <table:table-cell table:formula="of:=IF(ISBLANK(['Previous Year Financials'.C47]);&quot;&quot;;['Previous Year Financials'.C47])" office:value-type="float" office:value="155000" calcext:value-type="float">
            <text:p>R 155,000.00</text:p>
          </table:table-cell>
          <table:table-cell office:value-type="float" office:value="163000" calcext:value-type="float">
            <text:p>R 163,000.00</text:p>
          </table:table-cell>
          <table:table-cell table:formula="of:=IF([.C44]=&quot;&quot;; IF([.D44]=0;&quot;&quot;; &quot;You should not specify an amount.&quot;); [.D44]/[.C44]-1)" office:value-type="percentage" office:value="0.0516129032258064" calcext:value-type="percentage">
            <text:p>5.2%</text:p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 office:value-type="string" office:string-value="Gardening supplies" calcext:value-type="string">
            <text:p>Gardening supplies</text:p>
          </table:table-cell>
          <table:table-cell table:formula="of:=IF(ISBLANK(['Previous Year Financials'.C48]);&quot;&quot;;['Previous Year Financials'.C48])" office:value-type="float" office:value="7000" calcext:value-type="float">
            <text:p>R 7,000.00</text:p>
          </table:table-cell>
          <table:table-cell office:value-type="float" office:value="7000" calcext:value-type="float">
            <text:p>R 7,000.00</text:p>
          </table:table-cell>
          <table:table-cell table:formula="of:=IF([.C45]=&quot;&quot;; IF([.D45]=0;&quot;&quot;; &quot;You should not specify an amount.&quot;); [.D45]/[.C45]-1)" office:value-type="percentage" office:value="0" calcext:value-type="percentage">
            <text:p>0.0%</text:p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[.D46]/[.C46]-1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 office:value-type="string" office:string-value="Accounting and Auditing" calcext:value-type="string">
            <text:p>Accounting and Auditing</text:p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[.D47]/[.C47]-1)">
            <text:p/>
          </table:table-cell>
          <table:table-cell table:formula="of:=IF([.A47]=&quot;&quot;;0;SUM([.D48:.D$73])-SUM([.F48:.F$73]))" office:value-type="float" office:value="16000" calcext:value-type="float">
            <text:p>16000</text:p>
          </table:table-cell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 office:value-type="string" office:string-value="Fees" calcext:value-type="string">
            <text:p>Fees</text:p>
          </table:table-cell>
          <table:table-cell table:formula="of:=IF(ISBLANK(['Previous Year Financials'.C51]);&quot;&quot;;['Previous Year Financials'.C51])" office:value-type="float" office:value="15000" calcext:value-type="float">
            <text:p>R 15,000.00</text:p>
          </table:table-cell>
          <table:table-cell office:value-type="float" office:value="16000" calcext:value-type="float">
            <text:p>R 16,000.00</text:p>
          </table:table-cell>
          <table:table-cell table:formula="of:=IF([.C48]=&quot;&quot;; IF([.D48]=0;&quot;&quot;; &quot;You should not specify an amount.&quot;); [.D48]/[.C48]-1)" office:value-type="percentage" office:value="0.0666666666666667" calcext:value-type="percentage">
            <text:p>6.7%</text:p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[.D49]/[.C49]-1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[.D50]/[.C50]-1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[.D51]/[.C51]-1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[.D52]/[.C52]-1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[.D53]/[.C53]-1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[.D54]/[.C54]-1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[.D55]/[.C55]-1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[.D56]/[.C56]-1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[.D57]/[.C57]-1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[.D58]/[.C58]-1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[.D59]/[.C59]-1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[.D60]/[.C60]-1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[.D61]/[.C61]-1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[.D62]/[.C62]-1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[.D63]/[.C63]-1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[.D64]/[.C64]-1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[.D65]/[.C65]-1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[.D66]/[.C66]-1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[.D67]/[.C67]-1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[.D68]/[.C68]-1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[.D69]/[.C69]-1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[.D70]/[.C70]-1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[.D71]/[.C71]-1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[.D72]/[.C72]-1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[.D73]/[.C73]-1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879100" calcext:value-type="float">
            <text:p>879100</text:p>
          </table:table-cell>
          <table:table-cell table:style-name="Default" table:formula="of:=SUM([.D14:.D73])" office:value-type="float" office:value="960000" calcext:value-type="float">
            <text:p>960000</text:p>
          </table:table-cell>
          <table:table-cell table:style-name="Default" table:formula="of:=IF([.C74]=&quot;&quot;; &quot;&quot;; [.D74]/[.C74]-1)" office:value-type="float" office:value="0.0920259356159709" calcext:value-type="float">
            <text:p>0.0920259356</text:p>
          </table:table-cell>
          <table:table-cell table:formula="of:=SUM([.F14:.F73])" office:value-type="float" office:value="960000" calcext:value-type="float">
            <text:p>960000</text:p>
          </table:table-cell>
        </table:table-row>
      </table:table>
      <table:table table:name="Budget Summary" table:style-name="ta1" table:protected="true">
        <loext:table-protection loext:select-unprotected-cells="true"/>
        <table:table-column table:style-name="co9" table:default-cell-style-name="ce33"/>
        <table:table-column table:style-name="co10" table:default-cell-style-name="ce24"/>
        <table:table-column table:style-name="co11" table:default-cell-style-name="ce34"/>
        <table:table-column table:style-name="co12" table:default-cell-style-name="ce33"/>
        <table:table-column table:style-name="co12" table:visibility="collapse" table:default-cell-style-name="ce33"/>
        <table:table-column table:style-name="co13" table:default-cell-style-name="ce34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6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27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7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27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7" table:number-columns-spanned="4" table:number-rows-spanned="1"/>
          <table:covered-table-cell table:number-columns-repeated="3" table:style-name="ce27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2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26" table:formula="of:=['Budget Planner'.D74]" office:value-type="currency" office:currency="ZAR" office:value="960000" calcext:value-type="currency">
            <text:p>R 960,00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26" table:formula="of:=['Budget Planner'.C74]" office:value-type="currency" office:currency="ZAR" office:value="879100" calcext:value-type="currency">
            <text:p>R 879,10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1" table:formula="of:=[.B7]/[.B8]-1" office:value-type="percentage" office:value="0.0920259356159709" calcext:value-type="percentage">
            <text:p>9.2%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2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Amount</text:p>
          </table:table-cell>
          <table:table-cell table:style-name="ce11" office:value-type="string" calcext:value-type="string">
            <text:p>Percentage</text:p>
          </table:table-cell>
          <table:table-cell table:style-name="ce35"/>
          <table:table-cell table:style-name="ce35" office:value-type="string" calcext:value-type="string">
            <text:p>Previous year</text:p>
          </table:table-cell>
          <table:table-cell table:style-name="ce11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130000" calcext:value-type="float">
            <text:p>R 130,000.00</text:p>
          </table:table-cell>
          <table:table-cell table:formula="of:=[.B13]/[.$B$7]" office:value-type="float" office:value="0.135416666666667" calcext:value-type="float">
            <text:p>13.5%</text:p>
          </table:table-cell>
          <table:table-cell/>
          <table:table-cell table:formula="of:=INDEX(['Previous Year Financials'.E$17:'Previous Year Financials'.E$186];['Previous Year Financials'.I17])" office:value-type="float" office:value="121500" calcext:value-type="float">
            <text:p>121500.00</text:p>
          </table:table-cell>
          <table:table-cell table:formula="of:=IF([.B13]&lt;&gt;0;[.B13]/[.E13]-1;&quot;&quot;)" office:value-type="float" office:value="0.0699588477366255" calcext:value-type="float">
            <text:p>7.0%</text:p>
          </table:table-cell>
          <table:table-cell table:style-name="ce36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 table:number-columns-spanned="3" table:number-rows-spanned="1">
            <text:p>The 2017 figures had not been audited</text:p>
          </table:table-cell>
          <table:covered-table-cell table:number-columns-repeated="2" table:style-name="ce25"/>
        </table:table-row>
        <table:table-row table:style-name="ro3">
          <table:table-cell table:formula="of:=INDEX(['Previous Year Financials'.A$17:'Previous Year Financials'.A$202];['Previous Year Financials'.I18])" office:value-type="string" office:string-value="Security" calcext:value-type="string">
            <text:p>Security</text:p>
          </table:table-cell>
          <table:table-cell table:formula="of:=INDEX(['Budget Planner'.F$14:'Budget Planner'.F$181];['Previous Year Financials'.I18])" office:value-type="float" office:value="170000" calcext:value-type="float">
            <text:p>R 170,000.00</text:p>
          </table:table-cell>
          <table:table-cell table:formula="of:=[.B14]/[.$B$7]" office:value-type="float" office:value="0.177083333333333" calcext:value-type="float">
            <text:p>17.7%</text:p>
          </table:table-cell>
          <table:table-cell/>
          <table:table-cell table:formula="of:=INDEX(['Previous Year Financials'.E$17:'Previous Year Financials'.E$186];['Previous Year Financials'.I18])" office:value-type="float" office:value="155000" calcext:value-type="float">
            <text:p>155000.00</text:p>
          </table:table-cell>
          <table:table-cell table:formula="of:=IF([.B14]&lt;&gt;0;[.B14]/[.E14]-1;&quot;&quot;)" office:value-type="float" office:value="0.096774193548387" calcext:value-type="float">
            <text:p>9.7%</text:p>
          </table:table-cell>
          <table:table-cell table:style-name="ce36" table:formula="of:=IF(['Previous Year Financials'.B13]&lt;&gt;&quot;Yes&quot;; &quot;when the budget was prepared.&quot;; &quot;&quot;)" office:value-type="string" office:string-value="when the budget was prepared." calcext:value-type="string" table:number-columns-spanned="3" table:number-rows-spanned="1">
            <text:p>when the budget was prepared.</text:p>
          </table:table-cell>
          <table:covered-table-cell table:number-columns-repeated="2" table:style-name="ce25"/>
        </table:table-row>
        <table:table-row table:style-name="ro3">
          <table:table-cell table:formula="of:=INDEX(['Previous Year Financials'.A$17:'Previous Year Financials'.A$202];['Previous Year Financials'.I19])" office:value-type="string" office:string-value="Utilities" calcext:value-type="string">
            <text:p>Utilities</text:p>
          </table:table-cell>
          <table:table-cell table:formula="of:=INDEX(['Budget Planner'.F$14:'Budget Planner'.F$181];['Previous Year Financials'.I19])" office:value-type="float" office:value="135000" calcext:value-type="float">
            <text:p>R 135,000.00</text:p>
          </table:table-cell>
          <table:table-cell table:formula="of:=[.B15]/[.$B$7]" office:value-type="float" office:value="0.140625" calcext:value-type="float">
            <text:p>14.1%</text:p>
          </table:table-cell>
          <table:table-cell/>
          <table:table-cell table:formula="of:=INDEX(['Previous Year Financials'.E$17:'Previous Year Financials'.E$186];['Previous Year Financials'.I19])" office:value-type="float" office:value="117000" calcext:value-type="float">
            <text:p>117000.00</text:p>
          </table:table-cell>
          <table:table-cell table:formula="of:=IF([.B15]&lt;&gt;0;[.B15]/[.E15]-1;&quot;&quot;)" office:value-type="float" office:value="0.153846153846154" calcext:value-type="float">
            <text:p>15.4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string" office:string-value="Legal" calcext:value-type="string">
            <text:p>Legal</text:p>
          </table:table-cell>
          <table:table-cell table:formula="of:=INDEX(['Budget Planner'.F$14:'Budget Planner'.F$181];['Previous Year Financials'.I20])" office:value-type="float" office:value="6000" calcext:value-type="float">
            <text:p>R 6,000.00</text:p>
          </table:table-cell>
          <table:table-cell table:formula="of:=[.B16]/[.$B$7]" office:value-type="float" office:value="0.00625" calcext:value-type="float">
            <text:p>0.6%</text:p>
          </table:table-cell>
          <table:table-cell/>
          <table:table-cell table:formula="of:=INDEX(['Previous Year Financials'.E$17:'Previous Year Financials'.E$186];['Previous Year Financials'.I20])" office:value-type="float" office:value="5600" calcext:value-type="float">
            <text:p>5600.00</text:p>
          </table:table-cell>
          <table:table-cell table:formula="of:=IF([.B16]&lt;&gt;0;[.B16]/[.E16]-1;&quot;&quot;)" office:value-type="float" office:value="0.0714285714285714" calcext:value-type="float">
            <text:p>7.1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string" office:string-value="Employee costs" calcext:value-type="string">
            <text:p>Employee costs</text:p>
          </table:table-cell>
          <table:table-cell table:formula="of:=INDEX(['Budget Planner'.F$14:'Budget Planner'.F$181];['Previous Year Financials'.I21])" office:value-type="float" office:value="190000" calcext:value-type="float">
            <text:p>R 190,000.00</text:p>
          </table:table-cell>
          <table:table-cell table:formula="of:=[.B17]/[.$B$7]" office:value-type="float" office:value="0.197916666666667" calcext:value-type="float">
            <text:p>19.8%</text:p>
          </table:table-cell>
          <table:table-cell/>
          <table:table-cell table:formula="of:=INDEX(['Previous Year Financials'.E$17:'Previous Year Financials'.E$186];['Previous Year Financials'.I21])" office:value-type="float" office:value="170000" calcext:value-type="float">
            <text:p>170000.00</text:p>
          </table:table-cell>
          <table:table-cell table:formula="of:=IF([.B17]&lt;&gt;0;[.B17]/[.E17]-1;&quot;&quot;)" office:value-type="float" office:value="0.117647058823529" calcext:value-type="float">
            <text:p>11.8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string" office:string-value="Administration" calcext:value-type="string">
            <text:p>Administration</text:p>
          </table:table-cell>
          <table:table-cell table:formula="of:=INDEX(['Budget Planner'.F$14:'Budget Planner'.F$181];['Previous Year Financials'.I22])" office:value-type="float" office:value="73000" calcext:value-type="float">
            <text:p>R 73,000.00</text:p>
          </table:table-cell>
          <table:table-cell table:formula="of:=[.B18]/[.$B$7]" office:value-type="float" office:value="0.0760416666666667" calcext:value-type="float">
            <text:p>7.6%</text:p>
          </table:table-cell>
          <table:table-cell/>
          <table:table-cell table:formula="of:=INDEX(['Previous Year Financials'.E$17:'Previous Year Financials'.E$186];['Previous Year Financials'.I22])" office:value-type="float" office:value="68000" calcext:value-type="float">
            <text:p>68000.00</text:p>
          </table:table-cell>
          <table:table-cell table:formula="of:=IF([.B18]&lt;&gt;0;[.B18]/[.E18]-1;&quot;&quot;)" office:value-type="float" office:value="0.0735294117647058" calcext:value-type="float">
            <text:p>7.4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string" office:string-value="Insurance" calcext:value-type="string">
            <text:p>Insurance</text:p>
          </table:table-cell>
          <table:table-cell table:formula="of:=INDEX(['Budget Planner'.F$14:'Budget Planner'.F$181];['Previous Year Financials'.I23])" office:value-type="float" office:value="70000" calcext:value-type="float">
            <text:p>R 70,000.00</text:p>
          </table:table-cell>
          <table:table-cell table:formula="of:=[.B19]/[.$B$7]" office:value-type="float" office:value="0.0729166666666667" calcext:value-type="float">
            <text:p>7.3%</text:p>
          </table:table-cell>
          <table:table-cell/>
          <table:table-cell table:formula="of:=INDEX(['Previous Year Financials'.E$17:'Previous Year Financials'.E$186];['Previous Year Financials'.I23])" office:value-type="float" office:value="65000" calcext:value-type="float">
            <text:p>65000.00</text:p>
          </table:table-cell>
          <table:table-cell table:formula="of:=IF([.B19]&lt;&gt;0;[.B19]/[.E19]-1;&quot;&quot;)" office:value-type="float" office:value="0.0769230769230769" calcext:value-type="float">
            <text:p>7.7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string" office:string-value="Gardens" calcext:value-type="string">
            <text:p>Gardens</text:p>
          </table:table-cell>
          <table:table-cell table:formula="of:=INDEX(['Budget Planner'.F$14:'Budget Planner'.F$181];['Previous Year Financials'.I24])" office:value-type="float" office:value="170000" calcext:value-type="float">
            <text:p>R 170,000.00</text:p>
          </table:table-cell>
          <table:table-cell table:formula="of:=[.B20]/[.$B$7]" office:value-type="float" office:value="0.177083333333333" calcext:value-type="float">
            <text:p>17.7%</text:p>
          </table:table-cell>
          <table:table-cell/>
          <table:table-cell table:formula="of:=INDEX(['Previous Year Financials'.E$17:'Previous Year Financials'.E$186];['Previous Year Financials'.I24])" office:value-type="float" office:value="162000" calcext:value-type="float">
            <text:p>162000.00</text:p>
          </table:table-cell>
          <table:table-cell table:formula="of:=IF([.B20]&lt;&gt;0;[.B20]/[.E20]-1;&quot;&quot;)" office:value-type="float" office:value="0.0493827160493827" calcext:value-type="float">
            <text:p>4.9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string" office:string-value="Accounting and Auditing" calcext:value-type="string">
            <text:p>Accounting and Auditing</text:p>
          </table:table-cell>
          <table:table-cell table:formula="of:=INDEX(['Budget Planner'.F$14:'Budget Planner'.F$181];['Previous Year Financials'.I25])" office:value-type="float" office:value="16000" calcext:value-type="float">
            <text:p>R 16,000.00</text:p>
          </table:table-cell>
          <table:table-cell table:formula="of:=[.B21]/[.$B$7]" office:value-type="float" office:value="0.0166666666666667" calcext:value-type="float">
            <text:p>1.7%</text:p>
          </table:table-cell>
          <table:table-cell/>
          <table:table-cell table:formula="of:=INDEX(['Previous Year Financials'.E$17:'Previous Year Financials'.E$186];['Previous Year Financials'.I25])" office:value-type="float" office:value="15000" calcext:value-type="float">
            <text:p>15000.00</text:p>
          </table:table-cell>
          <table:table-cell table:formula="of:=IF([.B21]&lt;&gt;0;[.B21]/[.E21]-1;&quot;&quot;)" office:value-type="float" office:value="0.0666666666666667" calcext:value-type="float">
            <text:p>6.7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[.B22]/[.E2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[.B23]/[.E2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[.B24]/[.E2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[.B25]/[.E2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[.B26]/[.E2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[.B27]/[.E2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[.B28]/[.E2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[.B29]/[.E2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[.B30]/[.E3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[.B31]/[.E3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[.B32]/[.E3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[.B33]/[.E3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[.B34]/[.E3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[.B35]/[.E3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[.B36]/[.E3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[.B37]/[.E3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[.B38]/[.E3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[.B39]/[.E3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[.B40]/[.E4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[.B41]/[.E4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[.B42]/[.E4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[.B43]/[.E4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[.B44]/[.E4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[.B45]/[.E4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[.B46]/[.E4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[.B47]/[.E4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[.B48]/[.E4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[.B49]/[.E4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[.B50]/[.E5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[.B51]/[.E5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[.B52]/[.E5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[.B53]/[.E5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[.B54]/[.E5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[.B55]/[.E5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[.B56]/[.E5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[.B57]/[.E5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[.B58]/[.E5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[.B59]/[.E5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[.B60]/[.E6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[.B61]/[.E6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[.B62]/[.E6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[.B63]/[.E6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[.B64]/[.E6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[.B65]/[.E6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[.B66]/[.E6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[.B67]/[.E6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[.B68]/[.E6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[.B69]/[.E6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[.B70]/[.E7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[.B71]/[.E71]-1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3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4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09:59:47.266798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8T11:22:40.416315472</dc:date>
    <meta:editing-duration>PT8H26M16S</meta:editing-duration>
    <meta:editing-cycles>36</meta:editing-cycles>
    <meta:generator>LibreOffice/5.0.6.2$Linux_X86_64 LibreOffice_project/00$Build-2</meta:generator>
    <meta:document-statistic meta:table-count="4" meta:cell-count="1544" meta:object-count="0"/>
  </office:meta>
</office:document-meta>
</file>